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6.294cm" fo:margin-left="0.785cm" table:align="left"/>
    </style:style>
    <style:style style:name="Tabelle2.A" style:family="table-column">
      <style:table-column-properties style:column-width="1.57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ec0f2b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1ec0f2b" officeooo:paragraph-rsid="01f181e3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1f0bbfc" officeooo:paragraph-rsid="01f0bbf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1ec0f2b" officeooo:paragraph-rsid="01f0bbfc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7e2e7" officeooo:paragraph-rsid="01f0bbf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ec0f2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officeooo:rsid="01ec2e91" officeooo:paragraph-rsid="01f181e3" style:font-size-asian="10.5pt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ec2e91" officeooo:paragraph-rsid="01ec642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f233c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ec2e91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1pt" officeooo:rsid="01ec2e91" officeooo:paragraph-rsid="01f181e3" style:font-size-asian="9.60000038146973pt" style:font-size-complex="11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0fd5106" officeooo:paragraph-rsid="01f0bbfc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1ec0f2b" officeooo:paragraph-rsid="01f181e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233cb" style:font-size-asian="10pt" style:font-style-asian="normal" style:font-size-complex="10pt" style:font-style-complex="normal"/>
    </style:style>
    <style:style style:name="P1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0fecea9" officeooo:paragraph-rsid="01f0bbfc" style:font-size-asian="12pt" style:font-weight-asian="normal" style:font-size-complex="12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2fb70"/>
    </style:style>
    <style:style style:name="T2" style:family="text">
      <style:text-properties officeooo:rsid="015f19d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1f0bbfc" style:font-weight-asian="bold" style:font-weight-complex="bold"/>
    </style:style>
    <style:style style:name="T5" style:family="text">
      <style:text-properties officeooo:rsid="01f0bbfc"/>
    </style:style>
    <style:style style:name="T6" style:family="text">
      <style:text-properties officeooo:rsid="01f18c52"/>
    </style:style>
    <style:style style:name="T7" style:family="text">
      <style:text-properties officeooo:rsid="01f22b0c"/>
    </style:style>
    <style:style style:name="T8" style:family="text">
      <style:text-properties officeooo:rsid="00840c4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erständnisaufgabe</text:p>
      <text:p text:style-name="P8"/>
      <text:list xml:id="list1985539392" text:style-name="L1">
        <text:list-item>
          <text:p text:style-name="P19">Länge des Arrays: <text:s/><text:span text:style-name="T4">4</text:span></text:p>
        </text:list-item>
        <text:list-item>
          <text:p text:style-name="P20"><text:span text:style-name="T5">K</text:span>leinste<text:span text:style-name="T5">r Index: <text:s/></text:span><text:span text:style-name="T4">0</text:span> <text:s/><text:span text:style-name="T5">g</text:span>rößte<text:span text:style-name="T5">r</text:span> Index: <text:s/><text:span text:style-name="T4">3</text:span></text:p>
        </text:list-item>
        <text:list-item>
          <text:p text:style-name="P20"><text:span text:style-name="T5">F</text:span>ür ein Array der Länge x: <text:s/><text:span text:style-name="T5">K</text:span>leinste<text:span text:style-name="T5">r Index: <text:s/></text:span><text:span text:style-name="T4">0</text:span> <text:s/><text:span text:style-name="T5">g</text:span>rößte<text:span text:style-name="T5">r</text:span> Index: <text:s/><text:span text:style-name="T4">x - 1</text:span></text:p>
        </text:list-item>
        <text:list-item>
          <text:p text:style-name="P20">Werte des Arrays:<text:line-break/></text:p>
        </text:list-item>
      </text:list>
      <table:table table:name="Tabelle2" table:style-name="Tabelle2">
        <table:table-column table:style-name="Tabelle2.A" table:number-columns-repeated="4"/>
        <table:table-row>
          <table:table-cell table:style-name="Tabelle2.A1" office:value-type="string">
            <text:p text:style-name="P6">0</text:p>
          </table:table-cell>
          <table:table-cell table:style-name="Tabelle2.A1" office:value-type="string">
            <text:p text:style-name="P6">1</text:p>
          </table:table-cell>
          <table:table-cell table:style-name="Tabelle2.A1" office:value-type="string">
            <text:p text:style-name="P6">2</text:p>
          </table:table-cell>
          <table:table-cell table:style-name="Tabelle2.D1" office:value-type="string">
            <text:p text:style-name="P6">3</text:p>
          </table:table-cell>
        </table:table-row>
        <table:table-row>
          <table:table-cell table:style-name="Tabelle2.A2" office:value-type="string">
            <text:p text:style-name="P6">100</text:p>
          </table:table-cell>
          <table:table-cell table:style-name="Tabelle2.A2" office:value-type="string">
            <text:p text:style-name="P6">150</text:p>
          </table:table-cell>
          <table:table-cell table:style-name="Tabelle2.A2" office:value-type="string">
            <text:p text:style-name="P6">250</text:p>
          </table:table-cell>
          <table:table-cell table:style-name="Tabelle2.D2" office:value-type="string">
            <text:p text:style-name="P6">0</text:p>
          </table:table-cell>
        </table:table-row>
      </table:table>
      <text:list xml:id="list180816490396757" text:continue-numbering="true" text:style-name="L1">
        <text:list-item>
          <text:p text:style-name="P21">Ausgabe auf der Konsole: <text:line-break/><text:span text:style-name="T5">Dritte Zahl: 250<text:line-break/>Vierte Zahl: 0</text:span></text:p>
        </text:list-item>
      </text:list>
      <text:p text:style-name="P15"/>
      <text:p text:style-name="P15"/>
      <text:p text:style-name="P7">Aufgabe 1</text:p>
      <text:p text:style-name="P4"/>
      <text:p text:style-name="P13">import console.*;<text:line-break/><text:line-break/>public class ZahlenListe<text:line-break/>{<text:line-break/> <text:s text:c="2"/>private double[] liste;<text:line-break/> <text:s text:c="3"/><text:line-break/> <text:s text:c="2"/>public ZahlenListe()<text:line-break/> <text:s text:c="2"/>{<text:line-break/> <text:s text:c="5"/>liste = new double[5];<text:line-break/> <text:s text:c="2"/>}<text:line-break/> <text:s text:c="3"/><text:line-break/> <text:s text:c="2"/>public void main()<text:line-break/> <text:s text:c="2"/>{<text:line-break/> <text:s text:c="5"/>double summe;<text:line-break/><text:line-break/> <text:s text:c="5"/>liste[0] = 1.0;<text:line-break/> <text:s text:c="5"/>liste[1] = 1.2;<text:line-break/> <text:s text:c="5"/>liste[2] = 1.4;<text:line-break/> <text:s text:c="5"/>liste[3] = 1.6;<text:line-break/> <text:s text:c="5"/>liste[4] = 1.8;<text:line-break/> <text:s text:c="7"/><text:line-break/> <text:s text:c="5"/>Console.print <text:s/>(liste[0] + " ");<text:line-break/> <text:s text:c="5"/>Console.print <text:s/>(liste[1] + " ");<text:line-break/> <text:s text:c="5"/>Console.print <text:s/>(liste[2] + " ");<text:line-break/> <text:s text:c="5"/>Console.print <text:s/>(liste[3] + " ");<text:line-break/> <text:s text:c="5"/>Console.println(liste[4]);<text:line-break/> <text:s text:c="7"/><text:line-break/> <text:s text:c="5"/>summe = liste[0] + liste[1] + liste[2] + liste[3] + liste[4];<text:line-break/> <text:s text:c="5"/>Console.println("Summe: " + summe);<text:line-break/> <text:s text:c="2"/>}<text:line-break/>}<text:line-break/></text:p>
      <text:p text:style-name="P9"/>
      <text:p text:style-name="P11"/>
      <text:p text:style-name="P17">Aufgabe <text:span text:style-name="T6">2</text:span></text:p>
      <text:p text:style-name="P5"/>
      <text:p text:style-name="P14">import console.*;<text:line-break/><text:line-break/>public class TextListe</text:p>
      <text:p text:style-name="P14">{</text:p>
      <text:p text:style-name="P14"><text:s text:c="3"/>private String[] liste;</text:p>
      <text:p text:style-name="P14"><text:s text:c="4"/></text:p>
      <text:p text:style-name="P14"><text:s text:c="3"/>public TextListe()</text:p>
      <text:p text:style-name="P14"><text:s text:c="3"/>{</text:p>
      <text:p text:style-name="P14"><text:s text:c="6"/>liste = new String[5];</text:p>
      <text:p text:style-name="P14"><text:s text:c="3"/>}</text:p>
      <text:p text:style-name="P14"><text:s text:c="4"/></text:p>
      <text:p text:style-name="P14"><text:s text:c="3"/>public void main()</text:p>
      <text:p text:style-name="P14"><text:s text:c="3"/>{</text:p>
      <text:p text:style-name="P14"><text:s text:c="6"/>Console.println("Bitte geben Sie 5 Namen ein.");</text:p>
      <text:p text:style-name="P14"><text:s text:c="6"/>liste[0] = Console.readln();</text:p>
      <text:p text:style-name="P14"><text:s text:c="6"/>liste[1] = Console.readln();</text:p>
      <text:p text:style-name="P14"><text:s text:c="6"/>liste[2] = Console.readln();</text:p>
      <text:p text:style-name="P14"><text:s text:c="6"/>liste[3] = Console.readln();</text:p>
      <text:p text:style-name="P14"><text:s text:c="6"/>liste[4] = Console.readln();</text:p>
      <text:p text:style-name="P14"><text:s text:c="8"/></text:p>
      <text:p text:style-name="P14"><text:s text:c="6"/>Console.println("Sie haben eingegeben:");</text:p>
      <text:p text:style-name="P14"><text:s text:c="6"/>Console.println(liste[0]);</text:p>
      <text:p text:style-name="P14"><text:s text:c="6"/>Console.println(liste[1]);</text:p>
      <text:p text:style-name="P14"><text:s text:c="6"/>Console.println(liste[2]);</text:p>
      <text:p text:style-name="P14"><text:s text:c="6"/>Console.println(liste[3]);</text:p>
      <text:p text:style-name="P14"><text:s text:c="6"/>Console.println(liste[4]);</text:p>
      <text:p text:style-name="P14"><text:s text:c="3"/>}</text:p>
      <text:p text:style-name="P14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draw:frame text:anchor-type="paragraph" draw:z-index="0" draw:name="Form1" draw:style-name="gr1" draw:text-style-name="P22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8">pothmann.de</text:span></text:a></text:p>
      <text:p text:style-name="P12">Freigegeben unter <text:a xlink:type="simple" xlink:href="https://creativecommons.org/licenses/by-nc-sa/4.0/" text:style-name="Internet_20_link" text:visited-style-name="Visited_20_Internet_20_Link">CC BY-NC-SA 4.0</text:a>, <text:span text:style-name="T7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2fb70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rray Einstieg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08:14.568000000</dc:date>
    <meta:editing-duration>P4DT12H52M54S</meta:editing-duration>
    <meta:editing-cycles>356</meta:editing-cycles>
    <meta:generator>LibreOffice/6.2.5.2$Windows_X86_64 LibreOffice_project/1ec314fa52f458adc18c4f025c545a4e8b22c159</meta:generator>
    <meta:print-date>2020-09-08T13:21:04.744000000</meta:print-date>
    <meta:document-statistic meta:table-count="2" meta:image-count="0" meta:object-count="0" meta:page-count="2" meta:paragraph-count="48" meta:word-count="201" meta:character-count="1630" meta:non-whitespace-character-count="1205"/>
  </office:meta>
</office:document-meta>
</file>